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P2" style:family="paragraph" style:parent-style-name="Standard">
      <style:paragraph-properties fo:margin-left="0in" fo:margin-right="0in" fo:margin-top="0in" fo:margin-bottom="0in" loext:contextual-spacing="false" fo:text-indent="0in" style:auto-text-indent="false"/>
      <style:text-properties style:font-name="Arial" fo:font-size="12pt" style:font-size-asian="12pt" style:font-size-complex="12pt"/>
    </style:style>
    <style:style style:name="P3" style:family="paragraph" style:parent-style-name="Text_20_body" style:list-style-name="L1">
      <style:paragraph-properties fo:margin-left="0in" fo:margin-right="0in" fo:margin-top="0in" fo:margin-bottom="0.0972in" loext:contextual-spacing="false" fo:orphans="2" fo:widows="2" fo:text-indent="0in" style:auto-text-indent="false" fo:padding="0in" fo:border="none"/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P4" style:family="paragraph" style:parent-style-name="Text_20_body" style:list-style-name="L1">
      <style:paragraph-properties fo:margin-left="0in" fo:margin-right="0in" fo:margin-top="0in" fo:margin-bottom="0.0972in" loext:contextual-spacing="false" fo:orphans="2" fo:widows="2" fo:text-indent="0in" style:auto-text-indent="false" fo:padding="0in" fo:border="none"/>
      <style:text-properties style:font-name="Arial" fo:font-size="12pt" style:font-size-asian="12pt" style:font-size-complex="12pt"/>
    </style:style>
    <style:style style:name="P5" style:family="paragraph" style:parent-style-name="Text_20_body">
      <style:paragraph-properties fo:margin-left="0in" fo:margin-right="0in" fo:margin-top="0in" fo:margin-bottom="0.0972in" loext:contextual-spacing="false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P6" style:family="paragraph" style:parent-style-name="Text_20_body">
      <style:paragraph-properties fo:margin-left="0in" fo:margin-right="0in" fo:margin-top="0in" fo:margin-bottom="0.139in" loext:contextual-spacing="false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normal" officeooo:paragraph-rsid="001960bb" style:font-size-asian="12pt" style:font-size-complex="12pt"/>
    </style:style>
    <style:style style:name="P7" style:family="paragraph" style:parent-style-name="Text_20_body">
      <style:paragraph-properties fo:margin-left="0in" fo:margin-right="0in" fo:margin-top="0in" fo:margin-bottom="0.139in" loext:contextual-spacing="false" fo:orphans="2" fo:widows="2" fo:text-indent="0in" style:auto-text-indent="false"/>
      <style:text-properties style:font-name="Arial" fo:font-size="12pt" officeooo:paragraph-rsid="001960bb" style:font-size-asian="12pt" style:font-size-complex="12pt"/>
    </style:style>
    <style:style style:name="P8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P9" style:family="paragraph" style:parent-style-name="Text_20_body">
      <style:paragraph-properties fo:margin-top="0in" fo:margin-bottom="0.139in" loext:contextual-spacing="false"/>
      <style:text-properties style:font-name="Arial" fo:font-size="12pt" style:font-size-asian="12pt" style:font-size-complex="12pt"/>
    </style:style>
    <style:style style:name="P10" style:family="paragraph" style:parent-style-name="Text_20_body">
      <style:paragraph-properties fo:margin-top="0in" fo:margin-bottom="0.139in" loext:contextual-spacing="false"/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T1" style:family="text">
      <style:text-properties fo:font-variant="normal" fo:text-transform="none" fo:color="#000000" fo:letter-spacing="normal" fo:font-style="normal" fo:font-weight="normal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tracked-changes>
        <text:changed-region xml:id="ct2202832233984" text:id="ct2202832233984">
          <text:deletion>
            <office:change-info>
              <dc:creator>Unknown Author</dc:creator>
              <dc:date>2023-11-21T17:49:32</dc:date>
            </office:change-info>
            <text:p text:style-name="P6">Copyright &lt;YEAR&gt; &lt;COPYRIGHT HOLDER&gt;</text:p>
            <text:p text:style-name="P6">Redistribution and use in source and binary forms, with or without modification, are permitted provided that the following conditions are met:</text:p>
          </text:deletion>
        </text:changed-region>
        <text:changed-region xml:id="ct2202830862768" text:id="ct2202830862768">
          <text:insertion>
            <office:change-info>
              <dc:creator>Unknown Author</dc:creator>
              <dc:date>2023-11-21T17:47:51.488000000</dc:date>
            </office:change-info>
          </text:insertion>
        </text:changed-region>
        <text:changed-region xml:id="ct2202830530656" text:id="ct2202830530656">
          <text:deletion>
            <office:change-info>
              <dc:creator>Unknown Author</dc:creator>
              <dc:date>2023-11-21T17:50:16</dc:date>
            </office:change-info>
            <text:p text:style-name="P6">1. Redistributions of source code must retain the above copyright notice, this list of conditions and the following disclaimer.</text:p>
          </text:deletion>
        </text:changed-region>
        <text:changed-region xml:id="ct2202830529696" text:id="ct2202830529696">
          <text:insertion>
            <office:change-info>
              <dc:creator>Unknown Author</dc:creator>
              <dc:date>2023-11-21T17:47:51.488000000</dc:date>
            </office:change-info>
          </text:insertion>
        </text:changed-region>
        <text:changed-region xml:id="ct2202783635232" text:id="ct2202783635232">
          <text:deletion>
            <office:change-info>
              <dc:creator>Unknown Author</dc:creator>
              <dc:date>2023-11-21T17:51:16</dc:date>
            </office:change-info>
            <text:p text:style-name="P7"><text:span text:style-name="T1">2. Redistributions in binary form must reproduce the above copyright notice, this list of conditions and the following disclaimer in the documentation and/or other materials provided with the distribution.</text:span></text:p>
          </text:deletion>
        </text:changed-region>
        <text:changed-region xml:id="ct2202783633792" text:id="ct2202783633792">
          <text:insertion>
            <office:change-info>
              <dc:creator>Unknown Author</dc:creator>
              <dc:date>2023-11-21T17:47:51.488000000</dc:date>
            </office:change-info>
          </text:insertion>
        </text:changed-region>
        <text:changed-region xml:id="ct2202772238368" text:id="ct2202772238368">
          <text:deletion>
            <office:change-info>
              <dc:creator>Unknown Author</dc:creator>
              <dc:date>2023-11-21T17:47:51.488000000</dc:date>
            </office:change-info>
            <text:p text:style-name="P9">3. Neither the name of the copyright holder nor the names of its contributors may be used to endorse or promote products derived from this software without specific prior written permission.</text:p>
            <text:p text:style-name="P1"/>
          </text:deletion>
        </text:changed-region>
        <text:changed-region xml:id="ct2202830856048" text:id="ct2202830856048">
          <text:insertion>
            <office:change-info>
              <dc:creator>Unknown Author</dc:creator>
              <dc:date>2023-11-21T17:47:51.488000000</dc:date>
            </office:change-info>
          </text:insertion>
        </text:changed-region>
        <text:changed-region xml:id="ct2202830861568" text:id="ct2202830861568">
          <text:deletion>
            <office:change-info>
              <dc:creator>Unknown Author</dc:creator>
              <dc:date>2023-11-21T17:47:51.488000000</dc:date>
            </office:change-info>
            <text:p text:style-name="P1">SOFTWARE</text:p>
          </text:deletion>
        </text:changed-region>
        <text:changed-region xml:id="ct2202830865888" text:id="ct2202830865888">
          <text:deletion>
            <office:change-info>
              <dc:creator>Unknown Author</dc:creator>
              <dc:date>2023-11-21T17:47:51.488000000</dc:date>
            </office:change-info>
            <text:p text:style-name="P1">BY THE COPYRIGHT HOLDERS AND CONTRIBUTORS </text:p>
          </text:deletion>
        </text:changed-region>
        <text:changed-region xml:id="ct2202830858208" text:id="ct2202830858208">
          <text:insertion>
            <office:change-info>
              <dc:creator>Unknown Author</dc:creator>
              <dc:date>2023-11-21T17:47:51.488000000</dc:date>
            </office:change-info>
          </text:insertion>
        </text:changed-region>
        <text:changed-region xml:id="ct2202830852208" text:id="ct2202830852208">
          <text:insertion>
            <office:change-info>
              <dc:creator>Unknown Author</dc:creator>
              <dc:date>2023-11-21T17:47:51.488000000</dc:date>
            </office:change-info>
          </text:insertion>
        </text:changed-region>
        <text:changed-region xml:id="ct2202830864688" text:id="ct2202830864688">
          <text:deletion>
            <office:change-info>
              <dc:creator>Unknown Author</dc:creator>
              <dc:date>2023-11-21T17:47:51.488000000</dc:date>
            </office:change-info>
            <text:p text:style-name="P1">COPYRIGHT HOLDER OR CONTRIBUTORS BE LIABLE</text:p>
          </text:deletion>
        </text:changed-region>
        <text:changed-region xml:id="ct2202830863008" text:id="ct2202830863008">
          <text:deletion>
            <office:change-info>
              <dc:creator>Unknown Author</dc:creator>
              <dc:date>2023-11-21T17:47:51.488000000</dc:date>
            </office:change-info>
            <text:p text:style-name="P1">(INCLUDING, BUT NOT LIMITED TO, PROCUREMENT OF SUBSTITUTE GOODS OR SERVICES; LOSS OF USE, DATA, OR PROFITS; OR BUSINESS INTERRUPTION) HOWEVER CAUSED AND ON ANY THEORY OF LIABILITY, WHETHER IN CONTRACT, STRICT LIABILITY, OR TORT (INCLUDING NEGLIGENCE OR OTHERWISE) </text:p>
          </text:deletion>
        </text:changed-region>
        <text:changed-region xml:id="ct2202830860608" text:id="ct2202830860608">
          <text:insertion>
            <office:change-info>
              <dc:creator>Unknown Author</dc:creator>
              <dc:date>2023-11-21T17:47:51.488000000</dc:date>
            </office:change-info>
          </text:insertion>
        </text:changed-region>
        <text:changed-region xml:id="ct2202830859168" text:id="ct2202830859168">
          <text:deletion>
            <office:change-info>
              <dc:creator>Unknown Author</dc:creator>
              <dc:date>2023-11-21T17:47:51.488000000</dc:date>
            </office:change-info>
            <text:p text:style-name="P1">SOFTWARE, EVEN IF ADVISED OF THE POSSIBILITY OF SUCH DAMAGE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change text:change-id="ct2202832233984"/></text:p>
      <text:p text:style-name="P5"><text:change-start text:change-id="ct2202830862768"/>1: Permission is hereby granted to use, copy, modify and/or distribute this package, provided that:</text:p>
      <text:p text:style-name="P6"><text:change-end text:change-id="ct2202830862768"/><text:change text:change-id="ct2202830530656"/><text:change-start text:change-id="ct2202830529696"/></text:p>
      <text:list xml:id="list1750949911" text:style-name="L1">
        <text:list-item>
          <text:p text:style-name="P3">copyright notices are retained unchanged,</text:p>
        </text:list-item>
        <text:list-item>
          <text:p text:style-name="P4"><text:span text:style-name="T1">any distribution of this package, whether modified or not, includes this license text.</text:span></text:p>
        </text:list-item>
      </text:list>
      <text:p text:style-name="P7"><text:change-end text:change-id="ct2202830529696"/><text:change text:change-id="ct2202783635232"/><text:change-start text:change-id="ct2202783633792"/><text:span text:style-name="T1"/></text:p>
      <text:p text:style-name="P1">2: Permission is hereby also granted to distribute binary programs which depend on this package. If the binary program depends on a modified version of this package, you are encouraged to publicly release the modified version of this package.</text:p>
      <text:p text:style-name="P10"><text:change-end text:change-id="ct2202783633792"/><text:change text:change-id="ct2202772238368"/>THIS <text:change-start text:change-id="ct2202830856048"/>PACKAGE<text:change-end text:change-id="ct2202830856048"/><text:change text:change-id="ct2202830861568"/> IS PROVIDED <text:change text:change-id="ct2202830865888"/>“AS IS” AND <text:change-start text:change-id="ct2202830858208"/>WITHOUT WARRANTY. <text:change-end text:change-id="ct2202830858208"/>ANY EXPRESS OR IMPLIED WARRANTIES, INCLUDING, BUT NOT LIMITED TO, THE IMPLIED WARRANTIES OF MERCHANTABILITY AND FITNESS FOR A PARTICULAR PURPOSE ARE DISCLAIMED. IN NO EVENT SHALL THE <text:change-start text:change-id="ct2202830852208"/>AUTHORS BE LIABLE TO ANY PARTY<text:change-end text:change-id="ct2202830852208"/><text:change text:change-id="ct2202830864688"/> FOR ANY DIRECT, INDIRECT, INCIDENTAL, SPECIAL, EXEMPLARY, OR CONSEQUENTIAL DAMAGES <text:change text:change-id="ct2202830863008"/>ARISING IN ANY WAY OUT OF THE USE OF THIS <text:change-start text:change-id="ct2202830860608"/>PACKAGE<text:change-end text:change-id="ct2202830860608"/><text:change text:change-id="ct2202830859168"/>.</text:p>
      <text:p text:style-name="P2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11-21T17:34:34.690000000</meta:creation-date>
    <dc:date>2023-11-21T17:53:16.961000000</dc:date>
    <meta:editing-duration>PT6M44S</meta:editing-duration>
    <meta:editing-cycles>2</meta:editing-cycles>
    <meta:generator>LibreOffice/6.3.4.2$Windows_X86_64 LibreOffice_project/60da17e045e08f1793c57c00ba83cdfce946d0aa</meta:generator>
    <meta:document-statistic meta:table-count="0" meta:image-count="0" meta:object-count="0" meta:page-count="1" meta:paragraph-count="5" meta:word-count="138" meta:character-count="872" meta:non-whitespace-character-count="741"/>
  </office:meta>
</office:document-meta>
</file>